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Noto Sans Mono CJK JP" style:font-name-asian="Noto Sans Mono CJK JP"/>
    </style:style>
    <style:style style:name="ce3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3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 table:number-rows-repeated="104855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00/00/00</text:date>, <text:time style:data-style-name="N2" text:time-value="17:31:22.54754695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3.1$Linux_X86_64 LibreOffice_project/520$Build-1</meta:generator>
    <dc:date>2025-04-18T17:32:44.167763600</dc:date>
    <meta:editing-duration>PT4H26M31S</meta:editing-duration>
    <meta:editing-cycles>48</meta:editing-cycles>
    <meta:document-statistic meta:table-count="1" meta:cell-count="84" meta:object-count="0"/>
  </office:meta>
</office:document-meta>
</file>